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33df" officeooo:paragraph-rsid="002133df"/>
    </style:style>
    <style:style style:name="P2" style:family="paragraph" style:parent-style-name="Text_20_body">
      <style:paragraph-properties fo:text-align="start" style:justify-single-word="false"/>
      <style:text-properties officeooo:paragraph-rsid="002133df"/>
    </style:style>
    <style:style style:name="T1" style:family="text">
      <style:text-properties officeooo:rsid="002133df"/>
    </style:style>
    <style:style style:name="T2" style:family="text">
      <style:text-properties officeooo:rsid="00217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allelujah</text:h>
      <text:h text:style-name="Heading_20_2" text:outline-level="2">C Am C Am F C G</text:h>
      <text:h text:style-name="Heading_20_2" text:outline-level="2">C F G Am F G Em Am</text:h>
      <text:h text:style-name="Heading_20_3" text:outline-level="3">I've heard there was a secret chord</text:h>
      <text:p text:style-name="P2">That David played, and it pleased the Lord, But you don't really care for music, do you?</text:p>
      <text:p text:style-name="P2">It goes like this, the fourth, the fifth, The minor fall, the major lift, The baffled king composing Hallelujah</text:p>
      <text:h text:style-name="Heading_20_3" text:outline-level="3">Your faith was strong but you needed proof</text:h>
      <text:p text:style-name="P2">You saw her bathing on the roof, Her beauty and the moonlight overthrew you</text:p>
      <text:p text:style-name="P2">She tied you to a kitchen chair, <text:span text:style-name="T1">s</text:span>he broke your throne, she cut your hair, <text:s/>And from your lips she drew the Hallelujah</text:p>
      <text:h text:style-name="Heading_20_3" text:outline-level="3">You say I took the name in vain</text:h>
      <text:p text:style-name="P2">I don't even know the name, But if I did—well, really—what's it to you?</text:p>
      <text:p text:style-name="P2">There's a blaze of light in every word, It doesn't matter which you heard, The holy or the broken Hallelujah</text:p>
      <text:h text:style-name="Heading_20_3" text:outline-level="3">I did my best, it wasn't much</text:h>
      <text:p text:style-name="P2">I couldn't feel, so I tried to touch, I've told the truth, I didn't come to fool you</text:p>
      <text:p text:style-name="P2">And even though it all went wrong, I'll stand before the Lord of Song, With nothing on my tongue but Hallelujah</text:p>
      <text:h text:style-name="Heading_20_3" text:outline-level="3">Well, baby, I've been here before</text:h>
      <text:p text:style-name="P2">I've seen this room and I've walked this floor (you know), I used to live alone before I knew ya</text:p>
      <text:p text:style-name="P2">And I've seen your flag on the marble arch, And love is not a victory march, It's a cold and it's a broken Hallelujah</text:p>
      <text:h text:style-name="Heading_20_3" text:outline-level="3">Well, there was a time when you let me know</text:h>
      <text:p text:style-name="P2">What's really going on below, But now you never show that to me, do ya?</text:p>
      <text:p text:style-name="P2">But remember when I moved in you, <text:s/><text:span text:style-name="T1">a</text:span>nd the holy dove was moving too, And every breath we drew was Hallelujah</text:p>
      <text:h text:style-name="Heading_20_3" text:outline-level="3">Maybe there's a God above</text:h>
      <text:p text:style-name="P2">But all I've ever learned from love, Was how to shoot somebody who outdrew ya</text:p>
      <text:p text:style-name="P2">And it's not a cry that you hear at night, It's not somebody who's seen the light, It's a cold and it's a broken Hallelujah</text:p>
      <text:p text:style-name="P2"><text:tab/><text:span text:style-name="T2">`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5:42:10.007623322</meta:creation-date>
    <dc:title>SongSheet</dc:title>
    <meta:editing-cycles>3</meta:editing-cycles>
    <meta:generator>LibreOffice/7.6.4.1$MacOSX_AARCH64 LibreOffice_project/e19e193f88cd6c0525a17fb7a176ed8e6a3e2aa1</meta:generator>
    <meta:editing-duration>P1DT19H16M28S</meta:editing-duration>
    <dc:date>2025-04-22T10:58:38.272481972</dc:date>
    <meta:print-date>2025-04-20T15:58:51.850179331</meta:print-date>
    <meta:document-statistic meta:table-count="0" meta:image-count="0" meta:object-count="0" meta:page-count="1" meta:paragraph-count="25" meta:word-count="336" meta:character-count="1641" meta:non-whitespace-character-count="1329"/>
    <meta:template xlink:type="simple" xlink:actuate="onRequest" xlink:title="SongSheet" xlink:href="../../../../Library/Application%20Support/LibreOffice/4/user/template/SongSheet.ott" meta:date="2025-04-20T15:42:09.804215407"/>
  </office:meta>
</office:document-meta>
</file>